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3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1" fo:language="en" fo:country="US" fo:font-style="italic" style:font-style-asian="italic" style:font-style-complex="italic"/>
    </style:style>
    <style:style style:name="T32" style:family="text">
      <style:text-properties style:font-name="Times New Roman" fo:language="ru" fo:country="RU" fo:background-color="transparent"/>
    </style:style>
    <style:style style:name="T33" style:family="text">
      <style:text-properties fo:background-color="transparen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  <style:style style:name="T36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7" style:family="text">
      <style:text-properties style:text-position="super 58%" style:font-name-complex="Times New Roman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style:font-name-complex="Times New Roman"/>
    </style:style>
    <style:style style:name="T40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20"><text:span text:style-name="T24">принадлежащего </text:span><text:span text:style-name="T27">.</text:span><text:span text:style-name="T26"> <text:s text:c="105"/></text:span><text:span text:style-name="T27">.</text:span></text:p>
      <text:p text:style-name="P22"/>
      <text:p text:style-name="P34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нЗв/ч, <text:s/>согласно методике, изложенной в <text:span text:style-name="T34">МП.</text:span><text:span text:style-name="T35">854</text:span><text:span text:style-name="T34">-20</text:span><text:span text:style-name="T35">20</text:span></text:p>
      <text:p text:style-name="P21"><text:span text:style-name="T13">1. С</text:span>редства <text:span text:style-name="T13">поверки</text:span></text:p>
      <text:p text:style-name="P8">а)<text:tab/>Эталонные средства измерений:</text:p>
      <text:p text:style-name="P35">- <text:span text:style-name="T9">$facility_110</text:span>;</text:p>
      <text:p text:style-name="P35">- <text:span text:style-name="T9">$facility_1</text:span><text:span text:style-name="T13">3</text:span><text:span text:style-name="T9">0</text:span>;</text:p>
      <text:p text:style-name="P23">2. Поверка блоков детектирования</text:p>
      <text:p text:style-name="P8">а)<text:tab/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7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36">- контроль работоспособности<text:tab/></text:p>
      <text:p text:style-name="P8"><text:span text:style-name="T13">б</text:span>)<text:tab/>Определение допускаемой основной относительной погрешности измерения <text:span text:style-name="T6">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0">Мощность <text:s/>дозы в <text:span text:style-name="T13">контроль-ной</text:span> точке <text:span text:style-name="T31">D</text:span><text:span text:style-name="T18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14">Относи-тельная</text:span><text:span text:style-name="T33"> </text:span><text:span text:style-name="T14">погреш-ность</text:span><text:span text:style-name="T33"> </text:span><text:span text:style-name="T32">измерения</text:span> </text:p>
            <text:p text:style-name="P12"><text:span text:style-name="T29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7"><text:span text:style-name="T13">Довери-тель</text:span>ная граница погреш-ности измерения <text:span text:style-name="T30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16"><text:span text:style-name="T28">Предел основной </text:span><text:span text:style-name="T13">относи-тельной</text:span> <text:span text:style-name="T9">погреш-ности</text:span>, </text:p>
            <text:p text:style-name="P1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18">Значе-ние фона, нГр/ч</text:p>
          </table:table-cell>
          <table:table-cell table:style-name="t1.D3" table:number-columns-spanned="3" office:value-type="string">
            <text:p text:style-name="P1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8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19"><text:span text:style-name="T22">H</text:span><text:span text:style-name="T17">1</text:span></text:p>
          </table:table-cell>
          <table:table-cell table:style-name="t1.D3" office:value-type="string">
            <text:p text:style-name="P18"><text:span text:style-name="T11">H</text:span><text:span text:style-name="T17">2</text:span></text:p>
          </table:table-cell>
          <table:table-cell table:style-name="t1.D3" office:value-type="string">
            <text:p text:style-name="P18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7<text:span text:style-name="T13">5</text:span> <text:span text:style-name="T13">нГр</text:span>/ч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11" office:value-type="string">
            <text:p text:style-name="P15">±<text:span text:style-name="T9">15</text:span></text:p>
          </table:table-cell>
        </table:table-row>
        <table:table-row>
          <table:table-cell table:style-name="t1.A5" office:value-type="string">
            <text:p text:style-name="P14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4">7,<text:span text:style-name="T9">5</text:span> <text:span text:style-name="T13">мкГр</text:span>/ч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4">7<text:span text:style-name="T9">5</text:span> <text:span text:style-name="T13">мкГр</text:span>/ч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75 м</text:span><text:span text:style-name="T13">Гр</text:span>/ч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200 м</text:span><text:span text:style-name="T13">Гр</text:span>/ч</text:p>
          </table:table-cell>
          <table:table-cell table:style-name="t1.B5" office:value-type="string">
            <text:p text:style-name="P11">$1-3<text:span text:style-name="T13">8.</text:span></text:p>
          </table:table-cell>
          <table:table-cell table:style-name="t1.B5" office:value-type="string">
            <text:p text:style-name="P11">$1-4<text:span text:style-name="T13">8.</text:span></text:p>
          </table:table-cell>
          <table:table-cell table:style-name="t1.B5" office:value-type="string">
            <text:p text:style-name="P11">$1-5<text:span text:style-name="T13">8.</text:span></text:p>
          </table:table-cell>
          <table:table-cell table:style-name="t1.B5" office:value-type="string">
            <text:p text:style-name="P11">$1-6<text:span text:style-name="T13">8.</text:span></text:p>
          </table:table-cell>
          <table:table-cell table:style-name="t1.B5" office:value-type="string">
            <text:p text:style-name="P11">$1-7<text:span text:style-name="T13">8.</text:span></text:p>
          </table:table-cell>
          <table:table-cell table:style-name="t1.B5" office:value-type="string">
            <text:p text:style-name="P11">$1-8<text:span text:style-name="T13">8.</text:span></text:p>
          </table:table-cell>
          <table:table-cell table:style-name="t1.B5" office:value-type="string">
            <text:p text:style-name="P11">$1-0<text:span text:style-name="T13">8.</text:span></text:p>
          </table:table-cell>
          <table:table-cell table:style-name="t1.B5" office:value-type="string">
            <text:p text:style-name="P11">$1-1<text:span text:style-name="T13">8.</text:span></text:p>
          </table:table-cell>
          <table:table-cell table:style-name="t1.B5" office:value-type="string">
            <text:p text:style-name="P11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9">0,75 </text:span><text:span text:style-name="T13">Гр</text:span>/ч</text:p>
          </table:table-cell>
          <table:table-cell table:style-name="t1.B5" office:value-type="string">
            <text:p text:style-name="P11">$1-3<text:span text:style-name="T13">9.</text:span></text:p>
          </table:table-cell>
          <table:table-cell table:style-name="t1.B5" office:value-type="string">
            <text:p text:style-name="P11">$1-4<text:span text:style-name="T13">9.</text:span></text:p>
          </table:table-cell>
          <table:table-cell table:style-name="t1.B5" office:value-type="string">
            <text:p text:style-name="P11">$1-5<text:span text:style-name="T13">9.</text:span></text:p>
          </table:table-cell>
          <table:table-cell table:style-name="t1.B5" office:value-type="string">
            <text:p text:style-name="P11">$1-6<text:span text:style-name="T13">9.</text:span></text:p>
          </table:table-cell>
          <table:table-cell table:style-name="t1.B5" office:value-type="string">
            <text:p text:style-name="P11">$1<text:span text:style-name="T13">-79.</text:span></text:p>
          </table:table-cell>
          <table:table-cell table:style-name="t1.B5" office:value-type="string">
            <text:p text:style-name="P11">$1-8<text:span text:style-name="T13">9.</text:span></text:p>
          </table:table-cell>
          <table:table-cell table:style-name="t1.B5" office:value-type="string">
            <text:p text:style-name="P11">$1-0<text:span text:style-name="T13">9.</text:span></text:p>
          </table:table-cell>
          <table:table-cell table:style-name="t1.B5" office:value-type="string">
            <text:p text:style-name="P11">$1-1<text:span text:style-name="T13">9.</text:span></text:p>
          </table:table-cell>
          <table:table-cell table:style-name="t1.B5" office:value-type="string">
            <text:p text:style-name="P11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14">7,<text:span text:style-name="T9">5</text:span> <text:span text:style-name="T13">Гр</text:span>/ч</text:p>
          </table:table-cell>
          <table:table-cell table:style-name="t1.B15" office:value-type="string">
            <text:p text:style-name="P11">$1-3<text:span text:style-name="T13">10.</text:span></text:p>
          </table:table-cell>
          <table:table-cell table:style-name="t1.B15" office:value-type="string">
            <text:p text:style-name="P11">$1-4<text:span text:style-name="T13">10.</text:span></text:p>
          </table:table-cell>
          <table:table-cell table:style-name="t1.B15" office:value-type="string">
            <text:p text:style-name="P11">$1-5<text:span text:style-name="T13">10.</text:span></text:p>
          </table:table-cell>
          <table:table-cell table:style-name="t1.B15" office:value-type="string">
            <text:p text:style-name="P11">$1-6<text:span text:style-name="T13">10.</text:span></text:p>
          </table:table-cell>
          <table:table-cell table:style-name="t1.B15" office:value-type="string">
            <text:p text:style-name="P11">$1-7<text:span text:style-name="T13">10.</text:span></text:p>
          </table:table-cell>
          <table:table-cell table:style-name="t1.B15" office:value-type="string">
            <text:p text:style-name="P11">$1-8<text:span text:style-name="T13">10.</text:span></text:p>
          </table:table-cell>
          <table:table-cell table:style-name="t1.B15" office:value-type="string">
            <text:p text:style-name="P11">$1-0<text:span text:style-name="T13">10.</text:span></text:p>
          </table:table-cell>
          <table:table-cell table:style-name="t1.B15" office:value-type="string">
            <text:p text:style-name="P11">$1-1<text:span text:style-name="T13">10.</text:span></text:p>
          </table:table-cell>
          <table:table-cell table:style-name="t1.B15" office:value-type="string">
            <text:p text:style-name="P11">$1-2<text:span text:style-name="T13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6">137</text:span><text:span text:style-name="T5">Cs</text:span><text:span text:style-name="T4"> типа ОСГИ-3-2 и генератора при поверке</text:span></text:p>
      <text:p text:style-name="P32"/>
      <text:p text:style-name="P33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25"><text:span text:style-name="T39">Поверяемая <text:line-break/>в диапазоне точка </text:span><text:span text:style-name="T12">Di</text:span><text:span text:style-name="T39">, Гр/ч </text:span></text:p>
          </table:table-cell>
          <table:table-cell table:style-name="Таблица1.B1" table:number-rows-spanned="2" office:value-type="string">
            <text:p text:style-name="P27">Диа-<text:line-break/>пазон</text:p>
          </table:table-cell>
          <table:table-cell table:style-name="Таблица1.B1" table:number-rows-spanned="2" office:value-type="string">
            <text:p text:style-name="P25"><text:span text:style-name="T39">Частота импульсов <text:line-break/>от генератора </text:span><text:span text:style-name="T12">fi</text:span><text:span text:style-name="T39">, <text:line-break/>Гц</text:span></text:p>
          </table:table-cell>
          <table:table-cell table:style-name="Таблица1.B1" table:number-rows-spanned="2" office:value-type="string">
            <text:p text:style-name="P2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2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7">Doi</text:p>
          </table:table-cell>
          <table:table-cell table:style-name="Таблица1.F2" office:value-type="string">
            <text:p text:style-name="P27">Dofi</text:p>
          </table:table-cell>
        </table:table-row>
        <table:table-row table:style-name="Таблица1.3">
          <table:table-cell table:style-name="Таблица1.A3" office:value-type="string">
            <text:p text:style-name="P25"><text:span text:style-name="T39">От 6</text:span><text:span text:style-name="T40"></text:span><text:span text:style-name="T39">10</text:span><text:span text:style-name="T37">-5 </text:span><text:span text:style-name="T39">до 9</text:span><text:span text:style-name="T40"></text:span><text:span text:style-name="T39">10</text:span><text:span text:style-name="T37">-5</text:span></text:p>
            <text:p text:style-name="P26">От 60мкГр/ч до 90мкГр/ч</text:p>
          </table:table-cell>
          <table:table-cell table:style-name="Таблица1.B3" table:number-rows-spanned="2" office:value-type="string">
            <text:p text:style-name="P28">I</text:p>
            <text:p text:style-name="P28">Б</text:p>
          </table:table-cell>
          <table:table-cell table:style-name="Таблица1.C3" office:value-type="string">
            <text:p text:style-name="P27">300±3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1 </text:span><text:span text:style-name="T39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25"><text:span text:style-name="T39">От 4</text:span><text:span text:style-name="T40"></text:span><text:span text:style-name="T39">10</text:span><text:span text:style-name="T37">-4</text:span><text:span text:style-name="T39"> <text:s/>до 6</text:span><text:span text:style-name="T40"></text:span><text:span text:style-name="T39">10</text:span><text:span text:style-name="T37">-4</text:span></text:p>
            <text:p text:style-name="P26">От 400 мкГр/ч до 600 мкГр/ч</text:p>
          </table:table-cell>
          <table:covered-table-cell/>
          <table:table-cell table:style-name="Таблица1.E3" office:value-type="string">
            <text:p text:style-name="P25"><text:span text:style-name="T9">1500</text:span><text:span text:style-name="T12">±15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2 </text:span><text:span text:style-name="T39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25"><text:span text:style-name="T39">От 1,8</text:span><text:span text:style-name="T40"></text:span><text:span text:style-name="T39">10</text:span><text:span text:style-name="T37">-2 </text:span><text:span text:style-name="T39">до 3,0</text:span><text:span text:style-name="T40"></text:span><text:span text:style-name="T39">10</text:span><text:span text:style-name="T37">-2</text:span></text:p>
            <text:p text:style-name="P26">От 18 мГр/ч до 30 мГр/ч</text:p>
          </table:table-cell>
          <table:table-cell table:style-name="Таблица1.E3" table:number-rows-spanned="2" office:value-type="string">
            <text:p text:style-name="P28">II</text:p>
            <text:p text:style-name="P28">М</text:p>
          </table:table-cell>
          <table:table-cell table:style-name="Таблица1.E3" office:value-type="string">
            <text:p text:style-name="P25"><text:span text:style-name="T9">1000</text:span><text:span text:style-name="T12">±10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3 </text:span><text:span text:style-name="T39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25"><text:span text:style-name="T39">От 1,5</text:span><text:span text:style-name="T40"></text:span><text:span text:style-name="T39">10</text:span><text:span text:style-name="T37">-1</text:span><text:span text:style-name="T39"> до 2,5</text:span><text:span text:style-name="T40"></text:span><text:span text:style-name="T39">10</text:span><text:span text:style-name="T37">-1</text:span></text:p>
            <text:p text:style-name="P26">От 150 мГр/ч до 250 мГр/ч</text:p>
          </table:table-cell>
          <table:covered-table-cell/>
          <table:table-cell table:style-name="Таблица1.E3" office:value-type="string">
            <text:p text:style-name="P25"><text:span text:style-name="T9">5000</text:span><text:span text:style-name="T12">±50</text:span>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4 </text:span><text:s/><text:span text:style-name="T39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25"><text:span text:style-name="T39">От 4</text:span><text:span text:style-name="T40"></text:span><text:span text:style-name="T39">10</text:span><text:span text:style-name="T37">-1 <text:s/></text:span><text:span text:style-name="T39">до 9</text:span><text:span text:style-name="T40"></text:span><text:span text:style-name="T39">10</text:span><text:span text:style-name="T37">-1</text:span></text:p>
            <text:p text:style-name="P26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28">III</text:p>
            <text:p text:style-name="P28">МC</text:p>
          </table:table-cell>
          <table:table-cell table:style-name="Таблица1.C3" office:value-type="string">
            <text:p text:style-name="P25"><text:span text:style-name="T9">300</text:span><text:span text:style-name="T12">±3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5 </text:span><text:s/><text:span text:style-name="T13">м</text:span><text:span text:style-name="T39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26">От 4 до 9</text:p>
            <text:p text:style-name="P26">От 4 Гр/ч до 9 Гр/ч</text:p>
          </table:table-cell>
          <table:covered-table-cell/>
          <table:table-cell table:style-name="Таблица1.C3" office:value-type="string">
            <text:p text:style-name="P25"><text:span text:style-name="T9">1750</text:span><text:span text:style-name="T12">±18</text:span></text:p>
          </table:table-cell>
          <table:table-cell table:style-name="Таблица1.C3" office:value-type="string">
            <text:p text:style-name="P29">–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F3" office:value-type="string">
            <text:p text:style-name="P25"><text:span text:style-name="T12">$bdmg6 </text:span><text:span text:style-name="T39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</text:span><text:span text:style-name="T39"> до 2,5</text:span><text:span text:style-name="T40"></text:span><text:span text:style-name="T39">10</text:span><text:span text:style-name="T37">-5</text:span></text:p>
            <text:p text:style-name="P26">От 6 мкГр/ч до 25 мкГр/ч</text:p>
          </table:table-cell>
          <table:table-cell table:style-name="Таблица1.E3" office:value-type="string">
            <text:p text:style-name="P28">I Б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7 </text:span><text:s/><text:span text:style-name="T39"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0">
          <table:table-cell table:style-name="Таблица1.A4" office:value-type="string">
            <text:p text:style-name="P25"><text:span text:style-name="T39">От 0,6</text:span><text:span text:style-name="T40"></text:span><text:span text:style-name="T39">10</text:span><text:span text:style-name="T37">-5 <text:s/></text:span><text:span text:style-name="T39">до 2,5</text:span><text:span text:style-name="T40"></text:span><text:span text:style-name="T39">10</text:span><text:span text:style-name="T37">-5</text:span></text:p>
            <text:p text:style-name="P26">От 6 мкГр/ч до 25мкГр/ч</text:p>
          </table:table-cell>
          <table:table-cell table:style-name="Таблица1.E3" office:value-type="string">
            <text:p text:style-name="P28">II М</text:p>
          </table:table-cell>
          <table:table-cell table:style-name="Таблица1.E3" office:value-type="string">
            <text:p text:style-name="P29">–</text:p>
          </table:table-cell>
          <table:table-cell table:style-name="Таблица1.E3" office:value-type="string">
            <text:p text:style-name="P29">$sum_act</text:p>
          </table:table-cell>
          <table:table-cell table:style-name="Таблица1.E3" office:value-type="string">
            <text:p text:style-name="P25"><text:span text:style-name="T12">$bdmg8 </text:span><text:span text:style-name="T39"><text:s/>мкГр/ч</text:span></text:p>
          </table:table-cell>
          <table:table-cell table:style-name="Таблица1.F3" office:value-type="string">
            <text:p text:style-name="P29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0"><text:span text:style-name="T38">Примечание - </text:span><text:span text:style-name="T39">Диапазон “Б” соответствует режиму измерения МПД с </text:span><text:span text:style-name="T16">включенными </text:span><text:span text:style-name="T39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8:01.26</dc:date>
    <meta:editing-duration>P3DT2H31M17S</meta:editing-duration>
    <meta:editing-cycles>319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0" meta:character-count="3427"/>
  </office:meta>
</office:document-meta>
</file>